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stroke-linejoin="bevel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Ubuntu" fo:font-size="18pt" style:font-size-asian="18pt" style:font-size-complex="18pt"/>
    </style:style>
    <style:style style:name="P2" style:family="paragraph">
      <style:paragraph-properties fo:text-align="start"/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42cm" svg:height="3.556cm" svg:x="1.262cm" svg:y="1.351cm">
          <text:p text:style-name="P1">Master csv file:</text:p>
          <text:p text:style-name="P2"><text:s text:c="10"/>- filename</text:p>
          <text:p text:style-name="P2"><text:s text:c="10"/>- weather file</text:p>
          <text:p text:style-name="P2"><text:s text:c="10"/>- attribu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42cm" svg:height="2.032cm" svg:x="1.262cm" svg:y="5.542cm">
          <text:p text:style-name="P1">User options</text:p>
          <text:p text:style-name="P1">(run only XYZ files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42cm" svg:height="1.905cm" svg:x="8.509cm" svg:y="3.51cm">
          <text:p text:style-name="P1">build_files_to_ru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42cm" svg:height="3.556cm" svg:x="15.77cm" svg:y="2.684cm">
          <text:p text:style-name="P1">files_to_run.txt</text:p>
          <text:p text:style-name="P2"><text:s text:c="10"/>- filename</text:p>
          <text:p text:style-name="P2"><text:s text:c="10"/>- weather fi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104cm" svg:y1="3.129cm" svg:x2="8.509cm" svg:y2="4.462cm" draw:start-shape="id1" draw:start-glue-point="1" draw:end-shape="id2" draw:end-glue-point="3" svg:d="m7104 3129 1405 1333" svg:viewBox="0 0 1406 1334">
          <text:p/>
        </draw:connector>
        <draw:connector draw:style-name="gr2" draw:text-style-name="P1" draw:layer="layout" draw:type="line" svg:x1="7.104cm" svg:y1="6.558cm" svg:x2="8.509cm" svg:y2="4.462cm" draw:start-shape="id3" draw:start-glue-point="1" draw:end-shape="id2" draw:end-glue-point="3" svg:d="m7104 6558 1405-2096" svg:viewBox="0 0 1406 2097">
          <text:p/>
        </draw:connector>
        <draw:connector draw:style-name="gr2" draw:text-style-name="P1" draw:layer="layout" draw:type="line" svg:x1="14.351cm" svg:y1="4.462cm" svg:x2="15.77cm" svg:y2="4.462cm" draw:start-shape="id2" draw:start-glue-point="1" draw:end-shape="id4" draw:end-glue-point="3" svg:d="m14351 4462h1419" svg:viewBox="0 0 142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win Lee</meta:initial-creator>
    <meta:creation-date>2014-02-25T07:55:14.931858689</meta:creation-date>
    <dc:date>2014-02-25T08:03:02.896760944</dc:date>
    <dc:creator>Edwin Lee</dc:creator>
    <meta:editing-duration>P0D</meta:editing-duration>
    <meta:editing-cycles>1</meta:editing-cycles>
    <meta:document-statistic meta:object-count="7"/>
    <meta:generator>LibreOffice/4.1.0.4$Linux_X86_64 LibreOffice_project/89ea49ddacd9aa532507cbf852f2bb22b1ace28</meta:generator>
  </office:meta>
</office:document-meta>
</file>